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6.8cm"/>
    </style:style>
    <style:style style:name="gr2" style:family="graphic" style:parent-style-name="standard">
      <style:graphic-properties draw:textarea-horizontal-align="justify" draw:textarea-vertical-align="middle" draw:auto-grow-height="false" fo:min-height="5.6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5.35cm" fo:min-width="6.8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3.7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7.3cm"/>
    </style:style>
    <style:style style:name="gr9" style:family="graphic" style:parent-style-name="standard">
      <style:graphic-properties draw:textarea-horizontal-align="justify" draw:textarea-vertical-align="middle" draw:auto-grow-height="false" fo:min-height="3.05cm" fo:min-width="7.3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7cm"/>
    </style:style>
    <style:style style:name="gr11" style:family="graphic" style:parent-style-name="standard">
      <style:graphic-properties draw:textarea-horizontal-align="justify" draw:textarea-vertical-align="middle" draw:auto-grow-height="false" fo:min-height="4.25cm" fo:min-width="7cm"/>
    </style:style>
    <style:style style:name="gr12" style:family="graphic" style:parent-style-name="standard">
      <style:graphic-properties draw:textarea-horizontal-align="justify" draw:textarea-vertical-align="middle" draw:auto-grow-height="false" fo:min-height="3.65cm" fo:min-width="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cm" svg:height="2.5cm" svg:x="1cm" svg:y="7.3cm">
            <text:p text:style-name="P1">Rid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3cm" svg:height="5.9cm" svg:x="1cm" svg:y="9.8cm">
            <text:p text:style-name="P1">RiderID</text:p>
            <text:p text:style-name="P1">Forename</text:p>
            <text:p text:style-name="P1">Surame</text:p>
            <text:p text:style-name="P1">Handicap10Points</text:p>
            <text:p text:style-name="P1">CireuitPoints</text:p>
            <text:p text:style-name="P1">TransmediaPoints</text:p>
            <text:p text:style-name="P1">JuvenliePoints</text:p>
            <text:p text:style-name="P1">Ag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7.3cm" svg:height="5.6cm" svg:x="1cm" svg:y="15.7cm">
            <text:p text:style-name="P1">AddForename</text:p>
            <text:p text:style-name="P1">AddSurname</text:p>
            <text:p text:style-name="P1">AddAge</text:p>
            <text:p text:style-name="P1">UpdateHandicap10Points</text:p>
            <text:p text:style-name="P1">UpdateCireuitPoints</text:p>
            <text:p text:style-name="P1">UpdateTransmediapoints</text:p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4.2cm" svg:height="1.3cm" svg:x="1cm" svg:y="2.5cm">
            <text:p text:style-name="P1">Label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.2cm" svg:height="1.1cm" svg:x="1cm" svg:y="3.8cm">
            <text:p text:style-name="P1">Attributes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2cm" svg:height="1.2cm" svg:x="1cm" svg:y="4.9cm">
            <text:p text:style-name="P1">Behaviours</text:p>
            <draw:enhanced-geometry svg:viewBox="0 0 21600 21600" draw:type="rectangle" draw:enhanced-path="M 0 0 L 21600 0 21600 21600 0 21600 0 0 Z N"/>
          </draw:custom-shape>
        </draw:g>
        <draw:frame draw:style-name="gr7" draw:layer="layout" svg:width="4.1cm" svg:height="1.5cm" svg:x="1cm" svg:y="1cm">
          <draw:text-box>
            <text:p>Key:</text:p>
          </draw:text-box>
        </draw:frame>
        <draw:g>
          <draw:custom-shape draw:style-name="gr8" draw:text-style-name="P1" draw:layer="layout" svg:width="7.8cm" svg:height="2.5cm" svg:x="8.9cm" svg:y="1.3cm">
            <text:p text:style-name="P1">Course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8cm" svg:height="2.5cm" svg:x="8.9cm" svg:y="3.8cm">
            <text:p text:style-name="P1">CourseID</text:p>
            <text:p text:style-name="P1">Distance</text:p>
            <text:p text:style-name="P1">Type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8cm" svg:height="2.5cm" svg:x="8.9cm" svg:y="6.3cm">
            <text:p text:style-name="P1">AddDistance</text:p>
            <text:p text:style-name="P1">AddTyp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7.8cm" svg:height="2.5cm" svg:x="9cm" svg:y="9.8cm">
            <text:p text:style-name="P1">Event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7.8cm" svg:height="3.3cm" svg:x="9cm" svg:y="12.3cm">
            <text:p text:style-name="P1">EventID</text:p>
            <text:p text:style-name="P1">Date</text:p>
            <text:p text:style-name="P1">CourseID</text:p>
            <text:p text:style-name="P1">RiderList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7.8cm" svg:height="2.5cm" svg:x="9cm" svg:y="15.6cm">
            <text:p text:style-name="P1">AddDate</text:p>
            <text:p text:style-name="P1">AddCource</text:p>
            <text:p text:style-name="P1">UpdateRiderLis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7.5cm" svg:height="1.7cm" svg:x="9.2cm" svg:y="18.9cm">
            <text:p text:style-name="P1">RiderRecord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7.5cm" svg:height="4.5cm" svg:x="9.2cm" svg:y="20.6cm">
            <text:p text:style-name="P1">RRID</text:p>
            <text:p text:style-name="P1">RiderID</text:p>
            <text:p text:style-name="P1">RideTime</text:p>
            <text:p text:style-name="P1">HandicapTime</text:p>
            <text:p text:style-name="P1">Position</text:p>
            <text:p text:style-name="P1">Club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cm" svg:height="3.9cm" svg:x="9.2cm" svg:y="25.1cm">
            <text:p text:style-name="P1">AddRider</text:p>
            <text:p text:style-name="P1">AddRideTIme</text:p>
            <text:p text:style-name="P1">UpdateHandicapTime</text:p>
            <text:p text:style-name="P1">UpdatePosition</text:p>
            <text:p text:style-name="P1">AddClub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3:33:22.223000000</meta:creation-date>
    <dc:date>2014-10-03T23:47:47.408000000</dc:date>
    <meta:editing-duration>PT14M25S</meta:editing-duration>
    <meta:editing-cycles>1</meta:editing-cycles>
    <meta:document-statistic meta:object-count="21"/>
    <meta:generator>LibreOffice/4.3.1.2$Windows_x86 LibreOffice_project/958349dc3b25111dbca392fbc281a05559ef6848</meta:generator>
  </office:meta>
</office:document-meta>
</file>